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officeooo:rsid="0006fbda" officeooo:paragraph-rsid="0006fbda" style:font-size-asian="15.75pt" style:font-size-complex="18pt"/>
    </style:style>
    <style:style style:name="P2" style:family="paragraph" style:parent-style-name="Standard">
      <style:text-properties style:font-name="Calibri" fo:font-size="12pt" officeooo:rsid="0006fbda" officeooo:paragraph-rsid="0006fbda" style:font-size-asian="10.5pt" style:font-size-complex="12pt"/>
    </style:style>
    <style:style style:name="P3" style:family="paragraph" style:parent-style-name="Standard">
      <style:text-properties style:font-name="Calibri" fo:font-size="12pt" officeooo:rsid="0011760e" officeooo:paragraph-rsid="0011760e" style:font-size-asian="10.5pt" style:font-size-complex="12pt"/>
    </style:style>
    <style:style style:name="P4" style:family="paragraph" style:parent-style-name="Standard">
      <style:text-properties style:font-name="Calibri" fo:font-size="12pt" officeooo:rsid="0014a9b5" officeooo:paragraph-rsid="0014a9b5" style:font-size-asian="10.5pt" style:font-size-complex="12pt"/>
    </style:style>
    <style:style style:name="P5" style:family="paragraph" style:parent-style-name="Standard">
      <style:text-properties style:font-name="Calibri" fo:font-size="12pt" officeooo:rsid="0015d8cf" officeooo:paragraph-rsid="0015d8cf" style:font-size-asian="10.5pt" style:font-size-complex="12pt"/>
    </style:style>
    <style:style style:name="P6" style:family="paragraph" style:parent-style-name="Standard">
      <style:text-properties style:font-name="Calibri" fo:font-size="12pt" officeooo:rsid="0016c26b" officeooo:paragraph-rsid="0016c26b" style:font-size-asian="10.5pt" style:font-size-complex="12pt"/>
    </style:style>
    <style:style style:name="P7" style:family="paragraph" style:parent-style-name="Standard">
      <style:text-properties style:font-name="Calibri" fo:font-size="12pt" officeooo:rsid="00179e8d" officeooo:paragraph-rsid="00179e8d" style:font-size-asian="10.5pt" style:font-size-complex="12pt"/>
    </style:style>
    <style:style style:name="P8" style:family="paragraph" style:parent-style-name="Standard">
      <style:text-properties style:font-name="Calibri" fo:font-size="12pt" officeooo:rsid="0018f8a1" officeooo:paragraph-rsid="0018f8a1" style:font-size-asian="10.5pt" style:font-size-complex="12pt"/>
    </style:style>
    <style:style style:name="P9" style:family="paragraph" style:parent-style-name="Standard">
      <style:text-properties style:font-name="Calibri" fo:font-size="12pt" officeooo:rsid="001e6d56" officeooo:paragraph-rsid="001e6d56" style:font-size-asian="10.5pt" style:font-size-complex="12pt"/>
    </style:style>
    <style:style style:name="P10" style:family="paragraph" style:parent-style-name="Standard">
      <style:text-properties style:font-name="Calibri" fo:font-size="12pt" officeooo:rsid="001ebb9f" officeooo:paragraph-rsid="001ebb9f" style:font-size-asian="10.5pt" style:font-size-complex="12pt"/>
    </style:style>
    <style:style style:name="P11" style:family="paragraph" style:parent-style-name="Standard">
      <style:text-properties style:font-name="Calibri" fo:font-size="12pt" officeooo:rsid="00265d85" officeooo:paragraph-rsid="00265d85" style:font-size-asian="10.5pt" style:font-size-complex="12pt"/>
    </style:style>
    <style:style style:name="P12" style:family="paragraph" style:parent-style-name="Standard">
      <style:text-properties style:font-name="Calibri" fo:font-size="12pt" officeooo:rsid="0038e152" officeooo:paragraph-rsid="0038e152" style:font-size-asian="10.5pt" style:font-size-complex="12pt"/>
    </style:style>
    <style:style style:name="P13" style:family="paragraph" style:parent-style-name="Standard">
      <style:text-properties style:font-name="Calibri" fo:font-size="12pt" officeooo:rsid="0040123d" officeooo:paragraph-rsid="0040123d" style:font-size-asian="10.5pt" style:font-size-complex="12pt"/>
    </style:style>
    <style:style style:name="T1" style:family="text">
      <style:text-properties officeooo:rsid="0012294f"/>
    </style:style>
    <style:style style:name="T2" style:family="text">
      <style:text-properties officeooo:rsid="001e6d56"/>
    </style:style>
    <style:style style:name="T3" style:family="text">
      <style:text-properties officeooo:rsid="00243498"/>
    </style:style>
    <style:style style:name="T4" style:family="text">
      <style:text-properties officeooo:rsid="002e4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etry Slam</text:p>
      <text:p text:style-name="P2"/>
      <text:p text:style-name="P3">Deutschunterricht; Ich hasse ihn,</text:p>
      <text:p text:style-name="P3">den Reader habe ich m<text:span text:style-name="T1">i</text:span>r auch nur ausgeliehen.</text:p>
      <text:p text:style-name="P4">Man wird gezwungen sachen zu schreiben,</text:p>
      <text:p text:style-name="P4">die Motivation könnte auch mehr treiben</text:p>
      <text:p text:style-name="P4"/>
      <text:p text:style-name="P5">Geschichtsunterricht ist auch nicht viel besser,</text:p>
      <text:p text:style-name="P6">da lernt man so stuff über alte Messer.</text:p>
      <text:p text:style-name="P7">Und will man weiter ins Thema gehen,</text:p>
      <text:p text:style-name="P7">kann ich eh <text:span text:style-name="T3">gar </text:span>nichts verstehen.</text:p>
      <text:p text:style-name="P7"/>
      <text:p text:style-name="P8"><text:span text:style-name="T4">D</text:span>er Physikunterricht <text:span text:style-name="T2">bei Lesejan,</text:span></text:p>
      <text:p text:style-name="P9">ist ganz cool, wenn man folgen kann.</text:p>
      <text:p text:style-name="P10">Man lernt etwas über Segel und Vektoren,</text:p>
      <text:p text:style-name="P10">und viele tun immer rumrumoren.</text:p>
      <text:p text:style-name="P10"/>
      <text:p text:style-name="P11">Mathe ist ja wichtig und so,</text:p>
      <text:p text:style-name="P11">aber ist auch nichts für Flo.</text:p>
      <text:p text:style-name="P12">Johannes kriegt nen Lachanfall,</text:p>
      <text:p text:style-name="P12">wie ist die Flugbahn von diesem ball?</text:p>
      <text:p text:style-name="P12"/>
      <text:p text:style-name="P13">Englisch spricht man nicht in Lima,</text:p>
      <text:p text:style-name="P13">den Unterricht haben wir bei Sina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3:05:26.017000000</meta:creation-date>
    <dc:date>2022-03-19T13:44:52.441000000</dc:date>
    <meta:editing-duration>PT39M11S</meta:editing-duration>
    <meta:editing-cycles>29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9" meta:word-count="111" meta:character-count="657" meta:non-whitespace-character-count="565"/>
  </office:meta>
</office:document-meta>
</file>